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60000001E0C8FD5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Normal" style:font-family-generic="swiss" style:font-pitch="variable"/>
    <style:font-face style:name="Helvetica Neue" svg:font-family="'Helvetica Neue', Helvetica, Arial, sans-serif"/>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ianne" svg:font-family="Marianne,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Tableau2" style:family="table">
      <style:table-properties style:width="10.759in" fo:margin-left="-0.4861in" table:align="left"/>
    </style:style>
    <style:style style:name="Tableau2.A" style:family="table-column">
      <style:table-column-properties style:column-width="2.6563in"/>
    </style:style>
    <style:style style:name="Tableau2.B" style:family="table-column">
      <style:table-column-properties style:column-width="0.6667in"/>
    </style:style>
    <style:style style:name="Tableau2.C" style:family="table-column">
      <style:table-column-properties style:column-width="0.6563in"/>
    </style:style>
    <style:style style:name="Tableau2.F" style:family="table-column">
      <style:table-column-properties style:column-width="2.4583in"/>
    </style:style>
    <style:style style:name="Tableau2.G" style:family="table-column">
      <style:table-column-properties style:column-width="0.75in"/>
    </style:style>
    <style:style style:name="Tableau2.H" style:family="table-column">
      <style:table-column-properties style:column-width="0.7396in"/>
    </style:style>
    <style:style style:name="Tableau2.J" style:family="table-column">
      <style:table-column-properties style:column-width="0.7486in"/>
    </style:style>
    <style:style style:name="Tableau2.A1" style:family="table-cell">
      <style:table-cell-properties style:vertical-align="middle" fo:padding="0.0194in" fo:border-left="1pt solid #808080" fo:border-right="none" fo:border-top="1pt solid #808080" fo:border-bottom="1pt solid #808080"/>
    </style:style>
    <style:style style:name="Tableau2.B1" style:family="table-cell">
      <style:table-cell-properties style:vertical-align="" fo:padding="0.0194in" fo:border-left="1pt solid #808080" fo:border-right="none" fo:border-top="1pt solid #808080" fo:border-bottom="1pt solid #808080"/>
    </style:style>
    <style:style style:name="Tableau2.J1" style:family="table-cell">
      <style:table-cell-properties style:vertical-align="" fo:padding="0.0194in" fo:border="1pt solid #808080"/>
    </style:style>
    <style:style style:name="Tableau2.A2" style:family="table-cell">
      <style:table-cell-properties style:vertical-align="middle" fo:padding="0.0194in" fo:border-left="1pt solid #808080" fo:border-right="none" fo:border-top="none" fo:border-bottom="1pt solid #808080"/>
    </style:style>
    <style:style style:name="Tableau2.J2" style:family="table-cell">
      <style:table-cell-properties style:vertical-align="middle" fo:padding="0.0194in" fo:border-left="1pt solid #808080" fo:border-right="1pt solid #808080" fo:border-top="none" fo:border-bottom="1pt solid #808080"/>
    </style:style>
    <style:style style:name="Tableau2.18" style:family="table-row">
      <style:table-row-properties style:min-row-height="0.3931in"/>
    </style:style>
    <style:style style:name="Tableau2.32" style:family="table-row">
      <style:table-row-properties style:min-row-height="0.2583in"/>
    </style:style>
    <style:style style:name="Tableau2.33" style:family="table-row">
      <style:table-row-properties style:min-row-height="0.2715in"/>
    </style:style>
    <style:style style:name="Tableau1" style:family="table">
      <style:table-properties style:width="9.7472in" table:align="right"/>
    </style:style>
    <style:style style:name="Tableau1.A" style:family="table-column">
      <style:table-column-properties style:column-width="4.1368in"/>
    </style:style>
    <style:style style:name="Tableau1.B" style:family="table-column">
      <style:table-column-properties style:column-width="5.6104in"/>
    </style:style>
    <style:style style:name="Tableau1.A1" style:family="table-cell">
      <style:table-cell-properties fo:padding="0.0382in" fo:border-left="0.5pt solid #000000" fo:border-right="none" fo:border-top="0.5pt solid #000000" fo:border-bottom="0.5pt solid #000000"/>
    </style:style>
    <style:style style:name="Tableau1.B1" style:family="table-cell">
      <style:table-cell-properties fo:padding="0.0382in" fo:border="0.5pt solid #000000"/>
    </style:style>
    <style:style style:name="Tableau1.A2" style:family="table-cell">
      <style:table-cell-properties fo:padding="0.0382in" fo:border-left="0.5pt solid #000000" fo:border-right="none" fo:border-top="none" fo:border-bottom="0.5pt solid #000000"/>
    </style:style>
    <style:style style:name="Tableau1.B2" style:family="table-cell">
      <style:table-cell-properties fo:padding="0.0382in" fo:border-left="0.5pt solid #000000" fo:border-right="0.5pt solid #000000" fo:border-top="none" fo:border-bottom="0.5pt solid #000000"/>
    </style:style>
    <style:style style:name="Tableau3" style:family="table">
      <style:table-properties style:width="9.8194in" table:align="margins"/>
    </style:style>
    <style:style style:name="Tableau3.A" style:family="table-column">
      <style:table-column-properties style:column-width="4.2111in" style:rel-column-width="28104*"/>
    </style:style>
    <style:style style:name="Tableau3.B" style:family="table-column">
      <style:table-column-properties style:column-width="5.6083in" style:rel-column-width="37431*"/>
    </style:style>
    <style:style style:name="Tableau3.A1" style:family="table-cell">
      <style:table-cell-properties fo:padding="0.0382in" fo:border-left="0.5pt solid #000000" fo:border-right="none" fo:border-top="0.5pt solid #000000" fo:border-bottom="0.5pt solid #000000"/>
    </style:style>
    <style:style style:name="Tableau3.B1" style:family="table-cell">
      <style:table-cell-properties fo:padding="0.0382in" fo:border="0.5pt solid #000000"/>
    </style:style>
    <style:style style:name="Tableau3.A2" style:family="table-cell">
      <style:table-cell-properties fo:padding="0.0382in" fo:border-left="0.5pt solid #000000" fo:border-right="none" fo:border-top="none" fo:border-bottom="0.5pt solid #000000"/>
    </style:style>
    <style:style style:name="Tableau3.B2" style:family="table-cell">
      <style:table-cell-properties fo:padding="0.0382in" fo:border-left="0.5pt solid #000000" fo:border-right="0.5pt solid #000000" fo:border-top="none" fo:border-bottom="0.5pt solid #000000"/>
    </style:style>
    <style:style style:name="Tableau3.3" style:family="table-row">
      <style:table-row-properties style:min-row-height="3.7438in"/>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margin-left="0in" fo:margin-right="0in" fo:text-align="start" style:justify-single-word="false" fo:text-indent="0in" style:auto-text-indent="false"/>
      <style:text-properties officeooo:paragraph-rsid="00164087"/>
    </style:style>
    <style:style style:name="P3" style:family="paragraph" style:parent-style-name="Standard">
      <style:paragraph-properties fo:margin-left="0in" fo:margin-right="0in" fo:text-align="center" style:justify-single-word="false" fo:text-indent="0in" style:auto-text-indent="false"/>
      <style:text-properties officeooo:paragraph-rsid="000e5828"/>
    </style:style>
    <style:style style:name="P4" style:family="paragraph" style:parent-style-name="Table_20_Contents">
      <style:text-properties style:font-name="Lato1" officeooo:rsid="001642d1" officeooo:paragraph-rsid="001642d1"/>
    </style:style>
    <style:style style:name="P5" style:family="paragraph" style:parent-style-name="Table_20_Contents">
      <style:text-properties style:font-name="Lato1" officeooo:rsid="0010f7da" officeooo:paragraph-rsid="0022334b"/>
    </style:style>
    <style:style style:name="P6" style:family="paragraph" style:parent-style-name="Table_20_Contents">
      <style:text-properties style:font-name="Lato1" officeooo:rsid="0022334b" officeooo:paragraph-rsid="0022334b"/>
    </style:style>
    <style:style style:name="P7" style:family="paragraph" style:parent-style-name="Table_20_Contents">
      <style:text-properties style:font-name="Lato1" officeooo:paragraph-rsid="001875a5"/>
    </style:style>
    <style:style style:name="P8" style:family="paragraph" style:parent-style-name="Table_20_Contents">
      <style:text-properties style:font-name="Lato1" officeooo:rsid="00164087" officeooo:paragraph-rsid="001875a5"/>
    </style:style>
    <style:style style:name="P9" style:family="paragraph" style:parent-style-name="Table_20_Contents">
      <style:text-properties style:font-name="Lato1" officeooo:rsid="00164087" officeooo:paragraph-rsid="0022334b"/>
    </style:style>
    <style:style style:name="P10" style:family="paragraph" style:parent-style-name="Table_20_Contents">
      <style:paragraph-properties fo:margin-left="0.0398in" fo:margin-right="0.0398in" fo:margin-top="0in" fo:margin-bottom="0.0398in" style:contextual-spacing="false" fo:text-align="start" style:justify-single-word="false" fo:text-indent="0in" style:auto-text-indent="false"/>
      <style:text-properties style:font-name="Lato1" officeooo:paragraph-rsid="001875a5"/>
    </style:style>
    <style:style style:name="P11" style:family="paragraph" style:parent-style-name="Table_20_Contents">
      <style:paragraph-properties fo:margin-left="0.0398in" fo:margin-right="0.0398in" fo:margin-top="0in" fo:margin-bottom="0.0398in" style:contextual-spacing="false" fo:text-align="start" style:justify-single-word="false" fo:text-indent="0in" style:auto-text-indent="false"/>
      <style:text-properties style:font-name="Lato1" officeooo:paragraph-rsid="0019c417"/>
    </style:style>
    <style:style style:name="P12" style:family="paragraph" style:parent-style-name="Table_20_Contents">
      <style:paragraph-properties fo:margin-left="0.0398in" fo:margin-right="0.0398in" fo:margin-top="0in" fo:margin-bottom="0.0398in" style:contextual-spacing="false" fo:text-align="start" style:justify-single-word="false" fo:text-indent="0in" style:auto-text-indent="false"/>
      <style:text-properties style:font-name="Lato1" officeooo:paragraph-rsid="0022334b"/>
    </style:style>
    <style:style style:name="P13" style:family="paragraph" style:parent-style-name="Table_20_Contents">
      <style:text-properties style:font-name="Lato1" officeooo:rsid="00114ea6" officeooo:paragraph-rsid="0022334b"/>
    </style:style>
    <style:style style:name="P14" style:family="paragraph" style:parent-style-name="Table_20_Contents">
      <style:paragraph-properties fo:margin-left="0.0398in" fo:margin-right="0.0398in" fo:margin-top="0in" fo:margin-bottom="0.0398in" style:contextual-spacing="false" fo:text-align="start" style:justify-single-word="false" fo:text-indent="0in" style:auto-text-indent="false"/>
      <style:text-properties style:font-name="Lato1" officeooo:rsid="00114ea6" officeooo:paragraph-rsid="0022334b"/>
    </style:style>
    <style:style style:name="P15" style:family="paragraph" style:parent-style-name="Table_20_Contents">
      <style:text-properties style:font-name="Lato1" officeooo:paragraph-rsid="0019c417"/>
    </style:style>
    <style:style style:name="P16" style:family="paragraph" style:parent-style-name="Table_20_Contents">
      <style:text-properties style:font-name="Lato1" officeooo:paragraph-rsid="001b69be"/>
    </style:style>
    <style:style style:name="P17" style:family="paragraph" style:parent-style-name="Table_20_Contents">
      <style:text-properties style:font-name="Lato1" officeooo:paragraph-rsid="0022334b"/>
    </style:style>
    <style:style style:name="P18" style:family="paragraph" style:parent-style-name="Table_20_Contents">
      <style:text-properties style:font-name="Lato1" officeooo:rsid="001303b4" officeooo:paragraph-rsid="0022334b"/>
    </style:style>
    <style:style style:name="P19" style:family="paragraph" style:parent-style-name="Table_20_Contents">
      <style:text-properties style:font-name="Lato1"/>
    </style:style>
    <style:style style:name="P20" style:family="paragraph" style:parent-style-name="Table_20_Contents">
      <style:text-properties style:font-name="Lato1" officeooo:paragraph-rsid="0020fb1f"/>
    </style:style>
    <style:style style:name="P21" style:family="paragraph" style:parent-style-name="Table_20_Contents">
      <style:paragraph-properties fo:margin-top="0in" fo:margin-bottom="0.0398in" style:contextual-spacing="false" fo:text-align="start" style:justify-single-word="false" fo:text-indent="0in" style:auto-text-indent="false"/>
      <style:text-properties style:font-name="Lato1" officeooo:rsid="000e2fc2" officeooo:paragraph-rsid="00164087"/>
    </style:style>
    <style:style style:name="P22" style:family="paragraph" style:parent-style-name="Table_20_Contents">
      <style:text-properties style:font-name="Lato1" officeooo:rsid="00123f80" officeooo:paragraph-rsid="0022334b"/>
    </style:style>
    <style:style style:name="P23" style:family="paragraph" style:parent-style-name="Table_20_Contents">
      <style:paragraph-properties fo:text-align="center" style:justify-single-word="false"/>
      <style:text-properties fo:color="#0000dc" loext:opacity="100%" style:font-name="Lato1"/>
    </style:style>
    <style:style style:name="P24" style:family="paragraph" style:parent-style-name="Table_20_Contents">
      <style:paragraph-properties fo:text-align="center" style:justify-single-word="false"/>
      <style:text-properties fo:color="#0000dc" loext:opacity="100%" style:font-name="Lato1" officeooo:rsid="0023c2f7" officeooo:paragraph-rsid="0023c2f7"/>
    </style:style>
    <style:style style:name="P25" style:family="paragraph" style:parent-style-name="Text_20_body">
      <style:text-properties officeooo:paragraph-rsid="000e5828"/>
    </style:style>
    <style:style style:name="P26" style:family="paragraph" style:parent-style-name="Table_20_Contents">
      <style:paragraph-properties fo:text-align="center" style:justify-single-word="false"/>
      <style:text-properties fo:color="#0000b0" loext:opacity="100%" fo:font-style="italic" fo:font-weight="bold" officeooo:rsid="00297ab8" officeooo:paragraph-rsid="00297ab8" style:font-style-asian="italic" style:font-weight-asian="bold" style:font-style-complex="italic" style:font-weight-complex="bold"/>
    </style:style>
    <style:style style:name="P27" style:family="paragraph" style:parent-style-name="Table_20_Contents">
      <loext:graphic-properties draw:fill="none"/>
      <style:paragraph-properties fo:margin-left="0.2362in" fo:margin-right="0.0398in" fo:text-align="justify" style:justify-single-word="false" fo:text-indent="-0.2362in" style:auto-text-indent="false" fo:background-color="transparent" text:number-lines="false" text:line-number="0">
        <style:tab-stops/>
      </style:paragraph-properties>
      <style:text-properties fo:color="#0000b0" loext:opacity="100%" fo:font-weight="bold" officeooo:paragraph-rsid="0034ec61" style:font-weight-asian="bold" style:font-weight-complex="bold"/>
    </style:style>
    <style:style style:name="P28" style:family="paragraph" style:parent-style-name="Table_20_Contents">
      <style:paragraph-properties fo:text-align="justify" style:justify-single-word="false"/>
      <style:text-properties officeooo:rsid="00297ab8" officeooo:paragraph-rsid="00336092"/>
    </style:style>
    <style:style style:name="P29" style:family="paragraph" style:parent-style-name="Table_20_Contents">
      <style:paragraph-properties fo:text-align="justify" style:justify-single-word="false"/>
      <style:text-properties officeooo:rsid="00297ab8" officeooo:paragraph-rsid="0033bdeb"/>
    </style:style>
    <style:style style:name="P30" style:family="paragraph" style:parent-style-name="Table_20_Contents">
      <style:paragraph-properties fo:text-align="justify" style:justify-single-word="false"/>
      <style:text-properties fo:font-weight="normal" officeooo:rsid="00265a3b" officeooo:paragraph-rsid="0034ec61" style:font-weight-asian="normal" style:font-weight-complex="normal"/>
    </style:style>
    <style:style style:name="P31" style:family="paragraph" style:parent-style-name="Footnote">
      <style:text-properties officeooo:rsid="002cf6e9" officeooo:paragraph-rsid="002cf6e9"/>
    </style:style>
    <style:style style:name="P32" style:family="paragraph" style:parent-style-name="Footnote">
      <style:text-properties officeooo:rsid="0034ec61" officeooo:paragraph-rsid="0034ec61"/>
    </style:style>
    <style:style style:name="P33" style:family="paragraph" style:parent-style-name="Title" style:master-page-name="Landscape">
      <style:paragraph-properties style:page-number="auto"/>
    </style:style>
    <style:style style:name="P34" style:family="paragraph" style:parent-style-name="Heading_20_1">
      <style:paragraph-properties fo:margin-top="0.1575in" fo:margin-bottom="0.0398in" style:contextual-spacing="false"/>
    </style:style>
    <style:style style:name="P35" style:family="paragraph" style:parent-style-name="Heading_20_2">
      <style:paragraph-properties fo:margin-top="0.0783in" fo:margin-bottom="0.0398in" style:contextual-spacing="false"/>
      <style:text-properties officeooo:paragraph-rsid="00336092"/>
    </style:style>
    <style:style style:name="P36" style:family="paragraph" style:parent-style-name="Standard">
      <style:paragraph-properties fo:text-indent="0in" style:auto-text-indent="false"/>
    </style:style>
    <style:style style:name="P37" style:family="paragraph" style:parent-style-name="Standard">
      <style:paragraph-properties fo:text-indent="0in" style:auto-text-indent="false"/>
      <style:text-properties officeooo:paragraph-rsid="0041de1f"/>
    </style:style>
    <style:style style:name="P38" style:family="paragraph" style:parent-style-name="Standard">
      <style:text-properties fo:color="#0000b0" loext:opacity="100%" fo:font-weight="bold" officeooo:rsid="00297ab8" officeooo:paragraph-rsid="00336092" style:font-weight-asian="bold" style:font-weight-complex="bold"/>
    </style:style>
    <style:style style:name="P39" style:family="paragraph" style:parent-style-name="Standard">
      <style:text-properties fo:color="#0000b0" loext:opacity="100%" fo:font-weight="bold" officeooo:rsid="00429307" officeooo:paragraph-rsid="00429307" style:font-weight-asian="bold" style:font-weight-complex="bold"/>
    </style:style>
    <style:style style:name="P40" style:family="paragraph" style:parent-style-name="Table_20_Contents" style:list-style-name="L1">
      <style:paragraph-properties fo:text-align="justify" style:justify-single-word="false"/>
      <style:text-properties officeooo:paragraph-rsid="0034ec61"/>
    </style:style>
    <style:style style:name="P41" style:family="paragraph" style:parent-style-name="Table_20_Contents" style:list-style-name="L1">
      <style:paragraph-properties fo:text-align="justify" style:justify-single-word="false"/>
      <style:text-properties fo:font-weight="normal" officeooo:rsid="0034ec61" officeooo:paragraph-rsid="0034ec61" style:font-weight-asian="normal" style:font-weight-complex="normal"/>
    </style:style>
    <style:style style:name="P42" style:family="paragraph" style:parent-style-name="Table_20_Contents">
      <style:paragraph-properties fo:text-align="center" style:justify-single-word="false"/>
      <style:text-properties fo:color="#0000dc" loext:opacity="100%" style:font-name="Lato1" officeooo:rsid="003c1e6a" officeooo:paragraph-rsid="003c1e6a"/>
    </style:style>
    <style:style style:name="P43" style:family="paragraph" style:parent-style-name="Table_20_Contents">
      <style:paragraph-properties fo:text-align="center" style:justify-single-word="false"/>
      <style:text-properties fo:color="#0000dc" loext:opacity="100%" style:font-name="Lato1" officeooo:rsid="00429307" officeooo:paragraph-rsid="00429307"/>
    </style:style>
    <style:style style:name="P44" style:family="paragraph" style:parent-style-name="Table_20_Contents">
      <style:text-properties style:font-name="Lato1" officeooo:rsid="00164087" officeooo:paragraph-rsid="003c1e6a"/>
    </style:style>
    <style:style style:name="P45" style:family="paragraph" style:parent-style-name="Table_20_Contents">
      <style:text-properties style:font-name="Lato1" officeooo:rsid="00164087" officeooo:paragraph-rsid="0022334b" fo:background-color="#ffff00"/>
    </style:style>
    <style:style style:name="P46" style:family="paragraph" style:parent-style-name="Table_20_Contents">
      <style:text-properties style:font-name="Lato1" officeooo:paragraph-rsid="0022334b" fo:background-color="#ffff00"/>
    </style:style>
    <style:style style:name="P47" style:family="paragraph" style:parent-style-name="Table_20_Contents">
      <style:text-properties style:font-name="Lato1" officeooo:paragraph-rsid="001b69be" fo:background-color="#ffff00"/>
    </style:style>
    <style:style style:name="P48" style:family="paragraph" style:parent-style-name="Table_20_Contents">
      <style:text-properties style:font-name="Lato1" officeooo:rsid="0014af19" officeooo:paragraph-rsid="001875a5" fo:background-color="#ffff00"/>
    </style:style>
    <style:style style:name="P49" style:family="paragraph" style:parent-style-name="Table_20_Contents">
      <style:text-properties style:font-name="Lato1" officeooo:paragraph-rsid="003c1e6a"/>
    </style:style>
    <style:style style:name="P50" style:family="paragraph" style:parent-style-name="Table_20_Contents">
      <style:text-properties style:font-name="Lato1" fo:font-style="italic" officeooo:rsid="003d01d3" officeooo:paragraph-rsid="003d01d3" style:font-style-asian="italic" style:font-style-complex="italic"/>
    </style:style>
    <style:style style:name="P51" style:family="paragraph" style:parent-style-name="Table_20_Contents">
      <style:text-properties style:font-name="Lato1" fo:font-style="italic" officeooo:rsid="003e05bb" officeooo:paragraph-rsid="003e05bb" style:font-style-asian="italic" style:font-style-complex="italic"/>
    </style:style>
    <style:style style:name="P52" style:family="paragraph" style:parent-style-name="Table_20_Contents">
      <style:text-properties style:font-name="Lato1" officeooo:paragraph-rsid="003d01d3"/>
    </style:style>
    <style:style style:name="P53" style:family="paragraph" style:parent-style-name="Table_20_Contents">
      <style:text-properties style:font-name="Lato1" officeooo:paragraph-rsid="001b69be" fo:background-color="#81d41a"/>
    </style:style>
    <style:style style:name="P54" style:family="paragraph" style:parent-style-name="Table_20_Contents">
      <style:text-properties style:font-name="Lato1" officeooo:paragraph-rsid="0019c417" fo:background-color="#81d41a"/>
    </style:style>
    <style:style style:name="P55" style:family="paragraph" style:parent-style-name="Table_20_Contents">
      <style:text-properties style:font-name="Lato1" fo:background-color="#81d41a"/>
    </style:style>
    <style:style style:name="P56" style:family="paragraph" style:parent-style-name="Table_20_Contents">
      <style:text-properties style:font-name="Lato1" officeooo:paragraph-rsid="003e05bb"/>
    </style:style>
    <style:style style:name="P57" style:family="paragraph" style:parent-style-name="Table_20_Contents">
      <style:text-properties officeooo:rsid="003e05bb" officeooo:paragraph-rsid="003e05bb"/>
    </style:style>
    <style:style style:name="P58" style:family="paragraph" style:parent-style-name="Table_20_Contents">
      <style:text-properties officeooo:rsid="003ffdce" officeooo:paragraph-rsid="003ffdce"/>
    </style:style>
    <style:style style:name="P59" style:family="paragraph" style:parent-style-name="Table_20_Contents">
      <style:text-properties officeooo:rsid="0041de1f" officeooo:paragraph-rsid="0041de1f"/>
    </style:style>
    <style:style style:name="P60" style:family="paragraph" style:parent-style-name="Table_20_Contents">
      <style:text-properties officeooo:paragraph-rsid="0041de1f"/>
    </style:style>
    <style:style style:name="P61" style:family="paragraph" style:parent-style-name="Table_20_Contents">
      <style:text-properties officeooo:rsid="00429307" officeooo:paragraph-rsid="00429307"/>
    </style:style>
    <style:style style:name="T1" style:family="text">
      <style:text-properties officeooo:rsid="000e5828"/>
    </style:style>
    <style:style style:name="T2" style:family="text">
      <style:text-properties fo:color="#0000b0" loext:opacity="100%"/>
    </style:style>
    <style:style style:name="T3" style:family="text">
      <style:text-properties fo:color="#0000b0" loext:opacity="100%" officeooo:rsid="00164087"/>
    </style:style>
    <style:style style:name="T4" style:family="text">
      <style:text-properties fo:color="#0000b0" loext:opacity="100%" fo:font-weight="normal" officeooo:rsid="00164087" style:font-weight-asian="normal" style:font-weight-complex="normal"/>
    </style:style>
    <style:style style:name="T5" style:family="text">
      <style:text-properties fo:color="#0000b0" loext:opacity="100%" fo:font-weight="bold" officeooo:rsid="00336092" style:font-weight-asian="bold" style:font-weight-complex="bold"/>
    </style:style>
    <style:style style:name="T6" style:family="text">
      <style:text-properties fo:color="#0000b0" loext:opacity="100%" fo:font-weight="bold" officeooo:rsid="00297ab8" style:font-weight-asian="bold" style:font-weight-complex="bold"/>
    </style:style>
    <style:style style:name="T7" style:family="text">
      <style:text-properties fo:color="#0000b0" loext:opacity="100%" fo:font-weight="bold" officeooo:rsid="0034ec61" style:font-weight-asian="bold" style:font-weight-complex="bold"/>
    </style:style>
    <style:style style:name="T8" style:family="text">
      <style:text-properties fo:color="#0000b0" loext:opacity="100%" fo:font-weight="bold" officeooo:rsid="002857d4" style:font-weight-asian="bold" style:font-weight-complex="bold"/>
    </style:style>
    <style:style style:name="T9" style:family="text">
      <style:text-properties fo:color="#0000b0" loext:opacity="100%" fo:font-weight="bold" officeooo:rsid="0037b91b" style:font-weight-asian="bold" style:font-weight-complex="bold"/>
    </style:style>
    <style:style style:name="T10" style:family="text">
      <style:text-properties fo:color="#0000b0" loext:opacity="100%" fo:font-weight="bold" officeooo:rsid="003917af" style:font-weight-asian="bold" style:font-weight-complex="bold"/>
    </style:style>
    <style:style style:name="T11" style:family="text">
      <style:text-properties fo:color="#0000dc" loext:opacity="100%" style:font-name="Lato1" fo:font-style="italic" style:font-style-asian="italic" style:font-style-complex="italic"/>
    </style:style>
    <style:style style:name="T12" style:family="text">
      <style:text-properties fo:color="#0000dc" loext:opacity="100%" style:font-name="Lato1" fo:font-style="italic" officeooo:rsid="00164087" style:font-style-asian="italic" style:font-style-complex="italic"/>
    </style:style>
    <style:style style:name="T13" style:family="text">
      <style:text-properties officeooo:rsid="00052a5f"/>
    </style:style>
    <style:style style:name="T14" style:family="text">
      <style:text-properties officeooo:rsid="00030ff2"/>
    </style:style>
    <style:style style:name="T15" style:family="text">
      <style:text-properties officeooo:rsid="0012f229"/>
    </style:style>
    <style:style style:name="T16" style:family="text">
      <style:text-properties officeooo:rsid="00102cdc"/>
    </style:style>
    <style:style style:name="T17" style:family="text">
      <style:text-properties officeooo:rsid="00082429"/>
    </style:style>
    <style:style style:name="T18" style:family="text">
      <style:text-properties officeooo:rsid="00123f80"/>
    </style:style>
    <style:style style:name="T19" style:family="text">
      <style:text-properties officeooo:rsid="001642d1"/>
    </style:style>
    <style:style style:name="T20" style:family="text">
      <style:text-properties officeooo:rsid="000229d9"/>
    </style:style>
    <style:style style:name="T21" style:family="text">
      <style:text-properties officeooo:rsid="000e2fc2"/>
    </style:style>
    <style:style style:name="T22" style:family="text">
      <style:text-properties officeooo:rsid="0010f7da"/>
    </style:style>
    <style:style style:name="T23" style:family="text">
      <style:text-properties officeooo:rsid="0004b21a"/>
    </style:style>
    <style:style style:name="T24" style:family="text">
      <style:text-properties officeooo:rsid="001303b4"/>
    </style:style>
    <style:style style:name="T25" style:family="text">
      <style:text-properties officeooo:rsid="0019c417"/>
    </style:style>
    <style:style style:name="T26" style:family="text">
      <style:text-properties officeooo:rsid="001b69be"/>
    </style:style>
    <style:style style:name="T27" style:family="text">
      <style:text-properties officeooo:rsid="001767e5"/>
    </style:style>
    <style:style style:name="T28" style:family="text">
      <style:text-properties officeooo:rsid="00114ea6"/>
    </style:style>
    <style:style style:name="T29" style:family="text">
      <style:text-properties officeooo:rsid="00164087"/>
    </style:style>
    <style:style style:name="T30" style:family="text">
      <style:text-properties officeooo:rsid="001d5406"/>
    </style:style>
    <style:style style:name="T31" style:family="text">
      <style:text-properties officeooo:rsid="0022334b"/>
    </style:style>
    <style:style style:name="T32" style:family="text">
      <style:text-properties fo:font-size="2pt" style:font-size-asian="1.75pt" style:font-size-complex="2pt"/>
    </style:style>
    <style:style style:name="T33" style:family="text">
      <style:text-properties officeooo:rsid="00336092"/>
    </style:style>
    <style:style style:name="T34" style:family="text">
      <style:text-properties fo:font-weight="normal" style:font-weight-asian="normal" style:font-weight-complex="normal"/>
    </style:style>
    <style:style style:name="T35" style:family="text">
      <style:text-properties fo:font-weight="normal" officeooo:rsid="00297ab8" style:font-weight-asian="normal" style:font-weight-complex="normal"/>
    </style:style>
    <style:style style:name="T36" style:family="text">
      <style:text-properties fo:font-weight="normal" officeooo:rsid="0031ba36" style:font-weight-asian="normal" style:font-weight-complex="normal"/>
    </style:style>
    <style:style style:name="T37" style:family="text">
      <style:text-properties fo:font-weight="normal" officeooo:rsid="0023c2f7" style:font-weight-asian="normal" style:font-weight-complex="normal"/>
    </style:style>
    <style:style style:name="T38" style:family="text">
      <style:text-properties fo:font-weight="normal" officeooo:rsid="0029b9a4" style:font-weight-asian="normal" style:font-weight-complex="normal"/>
    </style:style>
    <style:style style:name="T39" style:family="text">
      <style:text-properties fo:font-weight="normal" officeooo:rsid="003b8ae0" style:font-weight-asian="normal" style:font-weight-complex="normal"/>
    </style:style>
    <style:style style:name="T40" style:family="text">
      <style:text-properties fo:font-weight="normal" officeooo:rsid="001642d1" style:font-weight-asian="normal" style:font-weight-complex="normal"/>
    </style:style>
    <style:style style:name="T41" style:family="text">
      <style:text-properties fo:font-weight="normal" officeooo:rsid="00265a3b" style:font-weight-asian="normal" style:font-weight-complex="normal"/>
    </style:style>
    <style:style style:name="T42" style:family="text">
      <style:text-properties fo:font-weight="normal" officeooo:rsid="001870c6" style:font-weight-asian="normal" style:font-weight-complex="normal"/>
    </style:style>
    <style:style style:name="T43" style:family="text">
      <style:text-properties fo:font-weight="normal" officeooo:rsid="0034ec61" style:font-weight-asian="normal" style:font-weight-complex="normal"/>
    </style:style>
    <style:style style:name="T44" style:family="text">
      <style:text-properties fo:font-weight="normal" officeooo:rsid="002857d4" style:font-weight-asian="normal" style:font-weight-complex="normal"/>
    </style:style>
    <style:style style:name="T45" style:family="text">
      <style:text-properties fo:font-weight="normal" officeooo:rsid="00336092"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31ba36" style:font-weight-asian="bold" style:font-weight-complex="bold"/>
    </style:style>
    <style:style style:name="T48" style:family="text">
      <style:text-properties fo:font-weight="bold" officeooo:rsid="001642d1" style:font-weight-asian="bold" style:font-weight-complex="bold"/>
    </style:style>
    <style:style style:name="T49" style:family="text">
      <style:text-properties fo:font-weight="bold" officeooo:rsid="0023c2f7" style:font-weight-asian="bold" style:font-weight-complex="bold"/>
    </style:style>
    <style:style style:name="T50" style:family="text">
      <style:text-properties fo:font-weight="bold" officeooo:rsid="00265a3b" style:font-weight-asian="bold" style:font-weight-complex="bold"/>
    </style:style>
    <style:style style:name="T51" style:family="text">
      <style:text-properties fo:font-weight="bold" officeooo:rsid="0033bdeb" style:font-weight-asian="bold" style:font-weight-complex="bold"/>
    </style:style>
    <style:style style:name="T52" style:family="text">
      <style:text-properties fo:font-weight="bold" officeooo:rsid="00336092"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3c1e6a"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2597ed" style:font-style-asian="italic" style:font-weight-asian="normal" style:font-style-complex="italic" style:font-weight-complex="normal"/>
    </style:style>
    <style:style style:name="T57" style:family="text">
      <style:text-properties fo:font-style="italic" fo:font-weight="normal" officeooo:rsid="0023c2f7" style:font-style-asian="italic" style:font-weight-asian="normal" style:font-style-complex="italic" style:font-weight-complex="normal"/>
    </style:style>
    <style:style style:name="T58" style:family="text">
      <style:text-properties officeooo:rsid="0034ec61"/>
    </style:style>
    <style:style style:name="T59" style:family="text">
      <style:text-properties officeooo:rsid="00265a3b"/>
    </style:style>
    <style:style style:name="T60" style:family="text">
      <style:text-properties officeooo:rsid="003a967f"/>
    </style:style>
    <style:style style:name="T61" style:family="text">
      <style:text-properties officeooo:rsid="00356b03"/>
    </style:style>
    <style:style style:name="T62" style:family="text">
      <style:text-properties officeooo:rsid="003a6132"/>
    </style:style>
    <style:style style:name="T63" style:family="text">
      <style:text-properties style:font-name="Lato1" fo:font-style="normal" style:font-style-asian="normal" style:font-style-complex="normal"/>
    </style:style>
    <style:style style:name="T64" style:family="text">
      <style:text-properties style:font-name="Lato1" fo:font-style="normal" officeooo:rsid="0041de1f"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030ff2" style:font-style-asian="normal" style:font-style-complex="normal"/>
    </style:style>
    <style:style style:name="T67" style:family="text">
      <style:text-properties officeooo:rsid="003e05bb"/>
    </style:style>
    <style:style style:name="T68" style:family="text">
      <style:text-properties officeooo:rsid="0041de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398in" fo:text-indent="-0.25in" fo:margin-left="0.5398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8in" fo:text-indent="-0.25in" fo:margin-left="0.7898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8in" fo:text-indent="-0.25in" fo:margin-left="1.0398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8in" fo:text-indent="-0.25in" fo:margin-left="1.2898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8in" fo:text-indent="-0.25in" fo:margin-left="1.5398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8in" fo:text-indent="-0.25in" fo:margin-left="1.7898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8in" fo:text-indent="-0.25in" fo:margin-left="2.0398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8in" fo:text-indent="-0.25in" fo:margin-left="2.2898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8in" fo:text-indent="-0.25in" fo:margin-left="2.5398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8in" fo:text-indent="-0.25in" fo:margin-left="2.7898in"/>
        </style:list-level-properties>
        <style:text-properties style:font-name="OpenSymbol1"/>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Image1" text:anchor-type="char" svg:x="-0.5173in" svg:y="-0.4898in" svg:width="0.8957in" svg:height="0.3126in" draw:z-index="0"><draw:image xlink:href="Pictures/10000001000000560000001E0C8FD542.png" xlink:type="simple" xlink:show="embed" xlink:actuate="onLoad" draw:mime-type="image/png"/></draw:frame><text:span text:style-name="T1">M</text:span>odes de fonctionnement <text:span text:style-name="T1">et qualités professionnelles</text:span></text:p>
      <text:h text:style-name="P34" text:outline-level="1">Bilan</text:h>
      <text:p text:style-name="Text_20_body"><text:span text:style-name="Strong_20_Emphasis"><text:span text:style-name="T2">Complétez la grille </text:span></text:span><text:span text:style-name="Strong_20_Emphasis"><text:span text:style-name="T3">en cochant pour chaque mode de fonctionnement et qualité professionnelle la case qui vous correspond le plus. </text:span></text:span><text:span text:style-name="Strong_20_Emphasis"><text:span text:style-name="T4">Soyez aussi honnête que possible.</text:span></text:span></text:p>
      <table:table table:name="Tableau2" table:style-name="Tableau2">
        <table:table-column table:style-name="Tableau2.A"/>
        <table:table-column table:style-name="Tableau2.B"/>
        <table:table-column table:style-name="Tableau2.C"/>
        <table:table-column table:style-name="Tableau2.B" table:number-columns-repeated="2"/>
        <table:table-column table:style-name="Tableau2.F"/>
        <table:table-column table:style-name="Tableau2.G"/>
        <table:table-column table:style-name="Tableau2.H"/>
        <table:table-column table:style-name="Tableau2.G"/>
        <table:table-column table:style-name="Tableau2.J"/>
        <table:table-row>
          <table:table-cell table:style-name="Tableau2.A1" office:value-type="string">
            <text:p text:style-name="P2"><text:span text:style-name="Strong_20_Emphasis"><text:span text:style-name="T12">Dans le cadre du travail, j</text:span></text:span><text:span text:style-name="Strong_20_Emphasis"><text:span text:style-name="T11">e suis</text:span></text:span></text:p>
          </table:table-cell>
          <table:table-cell table:style-name="Tableau2.B1" office:value-type="string">
            <text:p text:style-name="P3"><text:span text:style-name="Strong_20_Emphasis"><text:span text:style-name="T11">Pas du tout</text:span></text:span></text:p>
          </table:table-cell>
          <table:table-cell table:style-name="Tableau2.B1" office:value-type="string">
            <text:p text:style-name="P3"><text:span text:style-name="Strong_20_Emphasis"><text:span text:style-name="T11">Un peu</text:span></text:span></text:p>
          </table:table-cell>
          <table:table-cell table:style-name="Tableau2.B1" office:value-type="string">
            <text:p text:style-name="P3"><text:span text:style-name="Strong_20_Emphasis"><text:span text:style-name="T11">Plus ou moins</text:span></text:span></text:p>
          </table:table-cell>
          <table:table-cell table:style-name="Tableau2.B1" office:value-type="string">
            <text:p text:style-name="P3"><text:span text:style-name="Strong_20_Emphasis"><text:span text:style-name="T11">Tout à fait</text:span></text:span></text:p>
          </table:table-cell>
          <table:table-cell table:style-name="Tableau2.A1" office:value-type="string">
            <text:p text:style-name="P2"><text:span text:style-name="Strong_20_Emphasis"><text:span text:style-name="T12">Dans le cadre du travail, j</text:span></text:span><text:span text:style-name="Strong_20_Emphasis"><text:span text:style-name="T11">e suis</text:span></text:span></text:p>
          </table:table-cell>
          <table:table-cell table:style-name="Tableau2.B1" office:value-type="string">
            <text:p text:style-name="P3"><text:span text:style-name="Strong_20_Emphasis"><text:span text:style-name="T11">Pas du tout</text:span></text:span></text:p>
          </table:table-cell>
          <table:table-cell table:style-name="Tableau2.B1" office:value-type="string">
            <text:p text:style-name="P3"><text:span text:style-name="Strong_20_Emphasis"><text:span text:style-name="T11">Un peu </text:span></text:span></text:p>
          </table:table-cell>
          <table:table-cell table:style-name="Tableau2.B1" office:value-type="string">
            <text:p text:style-name="P3"><text:span text:style-name="Strong_20_Emphasis"><text:span text:style-name="T11">Plus ou moins</text:span></text:span></text:p>
          </table:table-cell>
          <table:table-cell table:style-name="Tableau2.J1" office:value-type="string">
            <text:p text:style-name="P3"><text:span text:style-name="Strong_20_Emphasis"><text:span text:style-name="T11">Tout à fait</text:span></text:span></text:p>
          </table:table-cell>
        </table:table-row>
        <table:table-row>
          <table:table-cell table:style-name="Tableau2.A2" office:value-type="string">
            <text:p text:style-name="P4">Extraverti·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4">Introverti·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5">Discret·<text:span text:style-name="T13">e</text:span></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6">Modest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7">F<text:span text:style-name="T14">ranc / f</text:span>ranche, direct·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7">Fiable et digne de confianc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8">Équitable, <text:span text:style-name="T15">just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48"><text:span text:style-name="T16">H</text:span><text:span text:style-name="T17">onnêt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table-cell table:style-name="Tableau2.A2" office:value-type="string">
            <text:p text:style-name="P10"><text:span text:style-name="T18">R</text:span><text:span text:style-name="T13">espectueux / respectueuse </text:span><text:span text:style-name="T19">des autres, de leur travail</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42"/>
          </table:table-cell>
          <table:table-cell table:style-name="Tableau2.A2" office:value-type="string">
            <text:p text:style-name="P7">O<text:span text:style-name="T20">rganisateur / o</text:span>rganisatric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13">Volontair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4">I<text:span text:style-name="T21">nvesti·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7">Leader, <text:span text:style-name="T1">qui a de l’autorité</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1"><text:span text:style-name="T18">F</text:span>édérateur / <text:span text:style-name="T13">fédératrice</text:span></text:p>
          </table:table-cell>
          <table:table-cell table:style-name="Tableau2.A2" office:value-type="string">
            <text:p text:style-name="P23"/>
          </table:table-cell>
          <table:table-cell table:style-name="Tableau2.A2" office:value-type="string">
            <text:p text:style-name="P42"/>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54">Populair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5">Solitaire, qui n’aime pas le travail d’équip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16"><text:span text:style-name="T22">A</text:span><text:span text:style-name="T15">yant l’esprit d’équipe, </text:span><text:span text:style-name="T17">altruiste, </text:span><text:span text:style-name="T22">dévoué·</text:span><text:span text:style-name="T23">e, </text:span><text:span text:style-name="T24">g</text:span><text:span text:style-name="T17">énéreux / généreus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5">C<text:span text:style-name="T14">oopératif / c</text:span>oopérative, qui a besoin d’une équipe pour travailler</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16">Prêt·<text:span text:style-name="T25">e</text:span> à rendre service, <text:span text:style-name="T26">d</text:span><text:span text:style-name="T17">isponibl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47">A<text:span text:style-name="T20">ttentif / a</text:span>ttentive aux autres, <text:span text:style-name="T17">empathique, </text:span><text:span text:style-name="T15">sensibl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table-cell table:style-name="Tableau2.A2" office:value-type="string">
            <text:p text:style-name="P16">Compréhensi<text:span text:style-name="T20">f / compréhensi</text:span>v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53">Facile à vivre, conciliant·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47">Souriant·e, avec de l’humour</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16">Accueillant·e, <text:span text:style-name="T18">sociable, </text:span><text:soft-page-break/><text:span text:style-name="T27">chaleureux / chaleureus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42"/>
          </table:table-cell>
        </table:table-row>
        <table:table-row>
          <table:table-cell table:style-name="Tableau2.A2" office:value-type="string">
            <text:p text:style-name="P16">Adaptable, soupl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6">Qui aime le changement</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42"/>
          </table:table-cell>
          <table:table-cell table:style-name="Tableau2.J2" office:value-type="string">
            <text:p text:style-name="P23"/>
          </table:table-cell>
        </table:table-row>
        <table:table-row>
          <table:table-cell table:style-name="Tableau2.A2" office:value-type="string">
            <text:p text:style-name="P15">Indépendant·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5"><text:span text:style-name="T22">Confiant·e </text:span><text:span text:style-name="T28">dans les autres</text:span>, qui a tendance à penser que les autres ont raiso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15"><text:span text:style-name="T29">O</text:span><text:span text:style-name="T13">béissant·e, </text:span><text:span text:style-name="T29">respectant les consignes</text:span></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5">Qui a le sens de la hiérarchi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15"><text:span text:style-name="T17">Qui sait argumenter, négocier, convaincant·</text:span><text:span text:style-name="T13">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6">Diplomat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style-name="Tableau2.18">
          <table:table-cell table:style-name="Tableau2.A2" office:value-type="string">
            <text:p text:style-name="P16"><text:span text:style-name="T29">A</text:span><text:span text:style-name="T15">yant le sens de la répartie</text:span></text:p>
          </table:table-cell>
          <table:table-cell table:style-name="Tableau2.A2" office:value-type="string">
            <text:p text:style-name="P42"/>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6">Sûr·e de moi, <text:span text:style-name="T30">ayant confiance en moi</text:span></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style-name="Tableau2.18">
          <table:table-cell table:style-name="Tableau2.A2" office:value-type="string">
            <text:p text:style-name="P17">Éloquent·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17">Optimiste, qui pense qu'on trouve toujours une solutio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
          </table:table-cell>
          <table:table-cell table:style-name="Tableau2.J2" office:value-type="string">
            <text:p text:style-name="P42">X</text:p>
          </table:table-cell>
        </table:table-row>
        <table:table-row table:style-name="Tableau2.18">
          <table:table-cell table:style-name="Tableau2.A2" office:value-type="string">
            <text:p text:style-name="P17">Qui sait rendre compte</text:p>
          </table:table-cell>
          <table:table-cell table:style-name="Tableau2.A2" office:value-type="string">
            <text:p text:style-name="P23"/>
          </table:table-cell>
          <table:table-cell table:style-name="Tableau2.A2" office:value-type="string">
            <text:p text:style-name="P43">X</text:p>
          </table:table-cell>
          <table:table-cell table:style-name="Tableau2.A2" office:value-type="string">
            <text:p text:style-name="P42"/>
          </table:table-cell>
          <table:table-cell table:style-name="Tableau2.A2" office:value-type="string">
            <text:p text:style-name="P23"/>
          </table:table-cell>
          <table:table-cell table:style-name="Tableau2.A2" office:value-type="string">
            <text:p text:style-name="P18">Prudent·<text:span text:style-name="T13">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16">Ma<text:span text:style-name="T20">i</text:span>tre<text:span text:style-name="T20">·</text:span><text:span text:style-name="T22">sse</text:span> de <text:span text:style-name="T29">m</text:span>oi, qui ne se laisse pas déstabiliser facilement</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
          </table:table-cell>
          <table:table-cell table:style-name="Tableau2.A2" office:value-type="string">
            <text:p text:style-name="P42">X</text:p>
          </table:table-cell>
          <table:table-cell table:style-name="Tableau2.A2" office:value-type="string">
            <text:p text:style-name="P53">C<text:span text:style-name="T14">ombatif / c</text:span>ombative, qui aime être en compétition</text:p>
          </table:table-cell>
          <table:table-cell table:style-name="Tableau2.A2" office:value-type="string">
            <text:p text:style-name="P42">X</text:p>
          </table:table-cell>
          <table:table-cell table:style-name="Tableau2.A2" office:value-type="string">
            <text:p text:style-name="P42"/>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16">Responsable, <text:span text:style-name="T24">m</text:span><text:span text:style-name="T16">ature, sérieux / sérieus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6">Minutieu<text:span text:style-name="T20">x / minutieuse</text:span>, <text:span text:style-name="T22">soigneux / </text:span><text:span text:style-name="T23">soigneuse, précis·</text:span><text:span text:style-name="T13">e,</text:span><text:span text:style-name="T23"> perfectionnist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42"/>
          </table:table-cell>
        </table:table-row>
        <table:table-row>
          <table:table-cell table:style-name="Tableau2.A2" office:value-type="string">
            <text:p text:style-name="P16">T<text:span text:style-name="T20">ravailleur / t</text:span>ravailleuse</text:p>
          </table:table-cell>
          <table:table-cell table:style-name="Tableau2.A2" office:value-type="string">
            <text:p text:style-name="P24"/>
          </table:table-cell>
          <table:table-cell table:style-name="Tableau2.A2" office:value-type="string">
            <text:p text:style-name="P42"/>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9">Ordonné·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5">Organisé·<text:span text:style-name="T23">e, méthodique</text:span></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5">Efficac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20">Énergique et dynamiqu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0">Persévérant·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42"/>
          </table:table-cell>
        </table:table-row>
        <table:table-row>
          <table:table-cell table:style-name="Tableau2.A2" office:value-type="string">
            <text:p text:style-name="P12"><text:span text:style-name="T22">C</text:span><text:span text:style-name="T23">onsciencieux / consciencieu</text:span><text:span text:style-name="T13">se</text:span></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1"><text:span text:style-name="T29">R</text:span>igoureux / rigoureus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42"/>
          </table:table-cell>
          <table:table-cell table:style-name="Tableau2.J2" office:value-type="string">
            <text:p text:style-name="P23"/>
          </table:table-cell>
        </table:table-row>
        <table:table-row>
          <table:table-cell table:style-name="Tableau2.A2" office:value-type="string">
            <text:p text:style-name="P5">Ponctuel·<text:span text:style-name="T13">le, </text:span>respectant les délais fixés</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7">Réfléchi·e, qui prend son temps pour décider</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ext:soft-page-break/>
        <table:table-row>
          <table:table-cell table:style-name="Tableau2.A2" office:value-type="string">
            <text:p text:style-name="P17">Autonom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7">Original·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table-cell table:style-name="Tableau2.A2" office:value-type="string">
            <text:p text:style-name="P17">I<text:span text:style-name="T20">maginatif et créatif / </text:span><text:span text:style-name="T14">i</text:span>maginative et créativ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6"><text:span text:style-name="T23">Débrouillard·e, qui sai</text:span><text:span text:style-name="T29">t</text:span><text:span text:style-name="T23"> improviser</text:span></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J2" office:value-type="string">
            <text:p text:style-name="P23"/>
          </table:table-cell>
        </table:table-row>
        <table:table-row>
          <table:table-cell table:style-name="Tableau2.A2" office:value-type="string">
            <text:p text:style-name="P17"><text:span text:style-name="T14">Novateur / </text:span>novatric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2">Enthousiast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
          </table:table-cell>
          <table:table-cell table:style-name="Tableau2.J2" office:value-type="string">
            <text:p text:style-name="P42">X</text:p>
          </table:table-cell>
        </table:table-row>
        <table:table-row>
          <table:table-cell table:style-name="Tableau2.A2" office:value-type="string">
            <text:p text:style-name="P19">Rapid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9">Actif / <text:span text:style-name="T13">activ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style-name="Tableau2.32">
          <table:table-cell table:style-name="Tableau2.A2" office:value-type="string">
            <text:p text:style-name="P19">V<text:span text:style-name="T14">if / v</text:span>ive d’esprit </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46">Logique, <text:span text:style-name="T21">analytiqu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style-name="Tableau2.33">
          <table:table-cell table:style-name="Tableau2.A2" office:value-type="string">
            <text:p text:style-name="P19">Observat<text:span text:style-name="T20">eur / observat</text:span>ric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2">P<text:span text:style-name="T21">erspicac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style-name="Tableau2.33">
          <table:table-cell table:style-name="Tableau2.A2" office:value-type="string">
            <text:p text:style-name="P55"><text:span text:style-name="T20">Ambitieux / </text:span>Ambitieuse</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2">P<text:span text:style-name="T21">révoyant·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row table:style-name="Tableau2.33">
          <table:table-cell table:style-name="Tableau2.A2" office:value-type="string">
            <text:p text:style-name="P5">Au<text:span text:style-name="T17">todidact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17"><text:span text:style-name="T14">Esprit</text:span> critique, qui met facilement en avant les éléments qui ne vont pas</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table-cell table:style-name="Tableau2.A2" office:value-type="string">
            <text:p text:style-name="P17"><text:span text:style-name="T20">Curieux / </text:span>curieus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5">I<text:span text:style-name="T21">ntéressé·e, ouvert·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table-cell table:style-name="Tableau2.A2" office:value-type="string">
            <text:p text:style-name="P18">Calme, <text:span text:style-name="T31">posé·e</text:spa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45">Détendu·<text:span text:style-name="T13">e, </text:span>peu sensible à la pression</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table-cell table:style-name="Tableau2.A2" office:value-type="string">
            <text:p text:style-name="P17">Entreprenant·e, qui prend facilement des initiatives</text:p>
          </table:table-cell>
          <table:table-cell table:style-name="Tableau2.A2" office:value-type="string">
            <text:p text:style-name="P23"/>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7">Spontané·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J2" office:value-type="string">
            <text:p text:style-name="P42">X</text:p>
          </table:table-cell>
        </table:table-row>
        <table:table-row>
          <table:table-cell table:style-name="Tableau2.A2" office:value-type="string">
            <text:p text:style-name="P53">Habile de mes mains, adroit·<text:span text:style-name="T23">e</text:span></text:p>
          </table:table-cell>
          <table:table-cell table:style-name="Tableau2.A2" office:value-type="string">
            <text:p text:style-name="P42">X</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17">Concr<text:span text:style-name="T20">et·</text:span>e, qui a les pieds sur terre</text:p>
          </table:table-cell>
          <table:table-cell table:style-name="Tableau2.A2" office:value-type="string">
            <text:p text:style-name="P23"/>
          </table:table-cell>
          <table:table-cell table:style-name="Tableau2.A2" office:value-type="string">
            <text:p text:style-name="P23"/>
          </table:table-cell>
          <table:table-cell table:style-name="Tableau2.A2" office:value-type="string">
            <text:p text:style-name="P42">X</text:p>
          </table:table-cell>
          <table:table-cell table:style-name="Tableau2.J2" office:value-type="string">
            <text:p text:style-name="P23"/>
          </table:table-cell>
        </table:table-row>
      </table:table>
      <text:p text:style-name="P25"><text:span text:style-name="Strong_20_Emphasis"><text:span text:style-name="T32"/></text:span></text:p>
      <text:h text:style-name="Heading_20_1" text:outline-level="1"><text:span text:style-name="Strong_20_Emphasis">Analyse</text:span></text:h>
      <text:h text:style-name="P35" text:outline-level="2"><text:span text:style-name="Strong_20_Emphasis"><text:span text:style-name="T33">Qualités et défauts</text:span></text:span></text:h>
      <table:table table:name="Tableau1" table:style-name="Tableau1">
        <table:table-column table:style-name="Tableau1.A"/>
        <table:table-column table:style-name="Tableau1.B"/>
        <table:table-row>
          <table:table-cell table:style-name="Tableau1.A1" office:value-type="string">
            <text:p text:style-name="P26">Consignes</text:p>
          </table:table-cell>
          <table:table-cell table:style-name="Tableau1.B1" office:value-type="string">
            <text:p text:style-name="P26">Réponses</text:p>
          </table:table-cell>
        </table:table-row>
        <table:table-row>
          <table:table-cell table:style-name="Tableau1.A2" office:value-type="string">
            <text:p text:style-name="Table_20_Contents"><text:span text:style-name="Strong_20_Emphasis"><text:span text:style-name="T35">Recopiez ci-contre</text:span></text:span><text:span text:style-name="Strong_20_Emphasis"><text:span text:style-name="T34"> </text:span></text:span><text:span text:style-name="Strong_20_Emphasis"><text:span text:style-name="T47">les</text:span></text:span><text:span text:style-name="Strong_20_Emphasis"><text:span text:style-name="T36"> </text:span></text:span><text:span text:style-name="Strong_20_Emphasis">six qualités dans lesquelles vous vous reconnaissez le plus</text:span><text:span text:style-name="Strong_20_Emphasis"><text:span text:style-name="T34"> et</text:span></text:span><text:span text:style-name="T34"> </text:span><text:soft-page-break/><text:span text:style-name="T34">restituez</text:span><text:span text:style-name="Strong_20_Emphasis"><text:span text:style-name="T34"> </text:span></text:span><text:span text:style-name="Strong_20_Emphasis"><text:span text:style-name="T37">chaque </text:span></text:span><text:span text:style-name="Strong_20_Emphasis"><text:span text:style-name="T34">trait choisi dans </text:span></text:span><text:span text:style-name="Strong_20_Emphasis"><text:span text:style-name="T37">un</text:span></text:span><text:span text:style-name="Strong_20_Emphasis"><text:span text:style-name="T34"> exemple concret </text:span></text:span><text:span text:style-name="Strong_20_Emphasis"><text:span text:style-name="T37">et précis</text:span></text:span><text:span text:style-name="Strong_20_Emphasis"><text:span text:style-name="T34">.</text:span></text:span></text:p>
          </table:table-cell>
          <table:table-cell table:style-name="Tableau1.B2" office:value-type="string">
            <text:p text:style-name="P44">Détendu·<text:span text:style-name="T13">e, </text:span>peu sensible à la pression : </text:p>
            <text:p text:style-name="P44"><text:span text:style-name="T54">Je ne stresse <text:s/>jamais pour les examens, les oraux… </text:span></text:p>
            <text:p text:style-name="P49"><text:soft-page-break/></text:p>
            <text:p text:style-name="P49">Logique, <text:span text:style-name="T21">analytique</text:span></text:p>
            <text:p text:style-name="P50">Je suis un robot, je fonctionne par calcul. Si lors d’une décision la majorité est a 50 % et 1 voie, je suivrait la majorité. Je porte grand intérêt au chiffres, au statistiques...</text:p>
            <text:p text:style-name="P49"/>
            <text:p text:style-name="P49"><text:span text:style-name="T16">H</text:span><text:span text:style-name="T17">onnête</text:span></text:p>
            <text:p text:style-name="P50">Je n’aime pas le fait de mentir. Je préfère dire la vérité ou eventuellement ne rien dire. Je suis particulièrement mauvaise au poker.</text:p>
            <text:p text:style-name="P50"/>
            <text:p text:style-name="P49">A<text:span text:style-name="T20">ttentif / a</text:span>ttentive aux autres, <text:span text:style-name="T17">empathique, </text:span><text:span text:style-name="T15">sensible</text:span></text:p>
            <text:p text:style-name="P50">J’apporte de l’attention au personnes autour de moi. Ayant moi meme connu des périodes difficiles, je pense qu’il est normal pour moi de rendre ce que l’on a pu me donner, en étant a l’écoute.</text:p>
            <text:p text:style-name="P49"/>
            <text:p text:style-name="P49">Souriant·e, avec de l’humour</text:p>
            <text:p text:style-name="P50">Je ne me souviens pas de la dernière fois ou j’ai réellement été en colère. De même, hors les inévitables disparitions des personnes proche de moi, je ne me souviens pas non plus la dernière fois que j’ai été triste. </text:p>
            <text:p text:style-name="P50">Je pense que prendre la vie avec le sourrir et avec de l’humour est le plus important, surtout en voyant les différentes situations parfois anxiogènes dans le monde.</text:p>
            <text:p text:style-name="P49"/>
            <text:p text:style-name="P49"><text:span text:style-name="T20">Curieux / </text:span>curieuse</text:p>
            <text:p text:style-name="P50">Je m’intéresse au mathématiques, a la physiques, a l’histoire, aux sciences humaines… Saviez vous qu’il existe une échelle de densité de personne lors d’un rassemblement, classé comme l’échel de Richter par ordre de dangerosité ? Il en existe aussi une pour les piments (Scoville).</text:p>
          </table:table-cell>
        </table:table-row>
        <table:table-row>
          <table:table-cell table:style-name="Tableau1.A2" office:value-type="string">
            <text:p text:style-name="Table_20_Contents"><text:span text:style-name="Strong_20_Emphasis"><text:span text:style-name="T37">Citez </text:span></text:span><text:span text:style-name="Strong_20_Emphasis"><text:span text:style-name="T38">ci-contre</text:span></text:span><text:span text:style-name="Strong_20_Emphasis"><text:span text:style-name="T37"> </text:span></text:span><text:span text:style-name="Strong_20_Emphasis"><text:span text:style-name="T47">les</text:span></text:span><text:span text:style-name="Strong_20_Emphasis"><text:span text:style-name="T36"> </text:span></text:span><text:span text:style-name="Strong_20_Emphasis"><text:span text:style-name="T48">six </text:span></text:span><text:span text:style-name="Strong_20_Emphasis"><text:span text:style-name="T49">qualités qui vous </text:span></text:span><text:soft-page-break/><text:span text:style-name="Strong_20_Emphasis"><text:span text:style-name="T49">représentent le moins </text:span></text:span><text:span text:style-name="Strong_20_Emphasis"><text:span text:style-name="T39">(si vous pouvez justifier votre réponse, faites-le).</text:span></text:span></text:p>
          </table:table-cell>
          <table:table-cell table:style-name="Tableau1.B2" office:value-type="string">
            <text:p text:style-name="P52">Habile de mes mains, adroit·<text:span text:style-name="T23">e</text:span></text:p>
            <text:p text:style-name="P50"><text:soft-page-break/>Lorsqque j’écris ces lig<text:span text:style-name="T67">ne</text:span>s, mes doignt appusie sur d’autres touceh en meme temps car je ne sais pas bie<text:span text:style-name="T67">n</text:span> me servire de mes mains</text:p>
            <text:p text:style-name="P50"><text:span text:style-name="T65"/></text:p>
            <text:p text:style-name="P56"><text:span text:style-name="T65">Facile à vivre, conciliant·e</text:span></text:p>
            <text:p text:style-name="P51">Je suis tres, tres energique par moment. Je peux donc etre « trop » a vivre. J’ai souvent du mal a m’arreter</text:p>
            <text:p text:style-name="P51"><text:span text:style-name="T65"/></text:p>
            <text:p text:style-name="P56"><text:span text:style-name="T65">C</text:span><text:span text:style-name="T66">ombatif / c</text:span><text:span text:style-name="T65">ombative, qui aime être en compétition</text:span></text:p>
            <text:p text:style-name="P51">Juste non, je n’aime pas la compétition, je préfère mettre des objectifs sains.</text:p>
            <text:p text:style-name="P51"/>
            <text:p text:style-name="P56">Populaire</text:p>
            <text:p text:style-name="P51">On dit que la différence fait ma force, mais elle cause aussi une certaine forme d’isolement car je ne suis pas forcément « compatible » avec la majorité</text:p>
            <text:p text:style-name="P51"/>
            <text:p text:style-name="P56"><text:span text:style-name="T65">Qui a le sens de la hiérarchie</text:span></text:p>
            <text:p text:style-name="P51">Non, je préfère l’anarchie a la hiérarchie. Je pense que les systèmes hiérarchiques sont intrasecment remplis de défauts.</text:p>
            <text:p text:style-name="P51"/>
            <text:p text:style-name="P56"><text:span text:style-name="T20">Ambitieux / </text:span>Ambitieuse</text:p>
            <text:p text:style-name="P51">Je suis malheureusement incapable de me projeter dans le futur, il est donc difficile pour moi d’etre ambitieuse</text:p>
          </table:table-cell>
        </table:table-row>
        <table:table-row>
          <table:table-cell table:style-name="Tableau1.A2" office:value-type="string">
            <text:p text:style-name="Table_20_Contents">Ces traits de personnalité ont-ils <text:span text:style-name="T46">évolué ces dernières années ?</text:span> Si oui, en quoi ? Essayez d’expliquer pourquoi ils sont stables ou pourquoi ils ont évolués.</text:p>
          </table:table-cell>
          <table:table-cell table:style-name="Tableau1.B2" office:value-type="string">
            <text:p text:style-name="P57">Oui, particulièrement suite au confinement du a la pandémie mondiale de 2020. </text:p>
            <text:p text:style-name="P57">Cette période m’a permis de me remettre en question, et de me rendre compte des biais que je pouvait avoir.</text:p>
            <text:p text:style-name="P57">Je suis plus ouverte maintenant que je ne l’était avant. Je suis également plus a l’écoute des autres, et plus avenante.</text:p>
            <text:p text:style-name="P57"><text:soft-page-break/>Auparavant, j’était plus renfermée sur moi meme que je ne le suis</text:p>
          </table:table-cell>
        </table:table-row>
        <table:table-row>
          <table:table-cell table:style-name="Tableau1.A2" office:value-type="string">
            <text:p text:style-name="Table_20_Contents"><text:span text:style-name="T46">Que vous reproche-t-on le plus souvent</text:span> (<text:span text:style-name="T33">votre</text:span> famille, <text:span text:style-name="T33">vos</text:span> amis, <text:span text:style-name="T33">vos partenaires dans les projets,</text:span> etc.) ?</text:p>
          </table:table-cell>
          <table:table-cell table:style-name="Tableau1.B2" office:value-type="string">
            <text:p text:style-name="P58">Le fait que je ne m’arrete jamais. Je dis tout ce qui me passe par la tête et cela peut devenir lourd pour mes partenaires, ma famille…</text:p>
            <text:p text:style-name="P58"/>
            <text:p text:style-name="P58">Egalement le fait que je sois de mauvaise foi, meme si j’essaie de faire des efforts pour me remettre en question lorsque qqn me dit que j’ai tord, il est difficile pour moi de l’accepter sans preuve concrète.</text:p>
          </table:table-cell>
        </table:table-row>
        <table:table-row>
          <table:table-cell table:style-name="Tableau1.A2" office:value-type="string">
            <text:p text:style-name="Table_20_Contents"><text:span text:style-name="T46">Essayez de vous considérer sous un autre angle</text:span> en partant du principe qu’à tout trait « négatif » répond au moins un trait « positif » (<text:span text:style-name="T53">exemple : timide mais à l’écoute des autres</text:span>).</text:p>
          </table:table-cell>
          <table:table-cell table:style-name="Tableau1.B2" office:value-type="string">
            <text:p text:style-name="P58">Je pense que le fait que je ne m’arrete jamais fait partie de ma joie de vivre, et de mon entrain. Cela permet d’exterioriser mon énergie et (la plupart du temps) de faire rire ou sourire mon entourage</text:p>
            <text:p text:style-name="P58"/>
            <text:p text:style-name="P58">De meme, ma « mauvaise foi » se manifeste peut etre plus par une confiance en moi et un besoin de preuve et d’argument qui rend mes raisonnement fiable</text:p>
          </table:table-cell>
        </table:table-row>
      </table:table>
      <text:h text:style-name="Heading_20_2" text:outline-level="2"><text:span text:style-name="T5">P</text:span><text:span text:style-name="T6">rojet(s) professionnel(s) et défauts</text:span></text:h>
      <table:table table:name="Tableau3" table:style-name="Tableau3">
        <table:table-column table:style-name="Tableau3.A"/>
        <table:table-column table:style-name="Tableau3.B"/>
        <table:table-row>
          <table:table-cell table:style-name="Tableau3.A1" office:value-type="string">
            <text:p text:style-name="P28"><text:span text:style-name="T46">Quel est votre projet professionnel</text:span><text:span text:style-name="T34"> ? </text:span><text:span text:style-name="T40">(</text:span><text:span text:style-name="T55">Vous pouvez en citer jusqu’à trois </text:span><text:span text:style-name="T56">et ce peut être imprécis</text:span><text:span text:style-name="T55">.</text:span><text:span text:style-name="T40">)</text:span></text:p>
          </table:table-cell>
          <table:table-cell table:style-name="Tableau3.B1" office:value-type="string">
            <text:p text:style-name="P58">Je shouaite developper des jeux vidéos, éventuellement</text:p>
            <text:p text:style-name="P58"/>
          </table:table-cell>
        </table:table-row>
        <table:table-row>
          <table:table-cell table:style-name="Tableau3.A2" office:value-type="string">
            <text:p text:style-name="P30">Pour chaque métier qui vous intéresse,</text:p>
            <text:p text:style-name="P27"><text:span text:style-name="T58">1. </text:span><text:span text:style-name="T59">lisez</text:span></text:p>
            <text:list text:style-name="L1">
              <text:list-item>
                <text:p text:style-name="P40"><text:span text:style-name="T41">la partie « Compétences requises »</text:span><text:span text:style-name="T41"><text:note text:id="ftn1" text:note-class="footnote"><text:note-citation>1</text:note-citation><text:note-body><text:p text:style-name="P31">Si la partie n’existe pas, le descriptif du métier comprend les compétences attendues.</text:p></text:note-body></text:note></text:span><text:span text:style-name="T41"> des </text:span><text:a xlink:type="simple" xlink:href="https://www.onisep.fr/recherche?context=metier" text:style-name="Internet_20_link" text:visited-style-name="Visited_20_Internet_20_Link"><text:span text:style-name="T42">fiches métiers</text:span><text:span text:style-name="T41"> de l’ONISEP</text:span></text:a><text:span text:style-name="T41">,</text:span></text:p>
              </text:list-item>
              <text:list-item>
                <text:p text:style-name="P40"><text:span text:style-name="T43">la partie </text:span><text:span text:style-name="T44">« Ce qu’il faut savoir faire » </text:span><text:span text:style-name="T43">et la partie « Les savoir-être professionnels »</text:span><text:span text:style-name="T44"> </text:span><text:span text:style-name="T43">des </text:span><text:a xlink:type="simple" xlink:href="https://candidat.francetravail.fr/metierscope/" text:style-name="Internet_20_link" text:visited-style-name="Visited_20_Internet_20_Link"><text:span text:style-name="T43">fiches ROME de France travail</text:span></text:a><text:span text:style-name="T43">,</text:span></text:p>
              </text:list-item>
              <text:list-item>
                <text:p text:style-name="P41">la partie « Savoir-être et soft-skills » des <text:soft-page-break/><text:a xlink:type="simple" xlink:href="https://www.apec.fr/tous-nos-metiers.html" text:style-name="Internet_20_link" text:visited-style-name="Visited_20_Internet_20_Link">fiches métier de l’Apec</text:a> – <text:span text:style-name="T60">si le métier est présent sur ce site</text:span><text:note text:id="ftn2" text:note-class="footnote"><text:note-citation>2</text:note-citation><text:note-body><text:p text:style-name="P32">Comme l’Apec est l’association pour l’emploi des cadres, le site ne recense que les métiers de cadre. Ainsi, le métier de développeur ou de développeuse n’est pas présenté<text:span text:style-name="T61">.</text:span></text:p></text:note-body></text:note> ;</text:p>
              </text:list-item>
            </text:list>
            <text:p text:style-name="Table_20_Contents"><text:span text:style-name="T7">2. </text:span><text:span text:style-name="T8">copiez l</text:span><text:span text:style-name="T9">es parties</text:span><text:span text:style-name="T8"> </text:span><text:span text:style-name="T10">ci-contre</text:span> <text:span text:style-name="T62">(il va de soi que si plusieurs métiers vous intéressent, il faut regrouper les informations par métier)</text:span><text:span text:style-name="T41">.</text:span></text:p>
          </table:table-cell>
          <table:table-cell table:style-name="Tableau3.B2" office:value-type="string">
            <text:p text:style-name="P36">Créatif et passionné</text:p>
            <text:p text:style-name="P36">Technicien</text:p>
            <text:p text:style-name="P37">Rigoureux et à l'écoute</text:p>
            <text:p text:style-name="P37"><text:span text:style-name="T68">F</text:span>aire preuve d'autonomie</text:p>
            <text:p text:style-name="P37">Faire preuve de créativité, d'inventivité</text:p>
            <text:p text:style-name="P37">Faire preuve de rigueur et de précision</text:p>
            <text:p text:style-name="P37">Prendre des initiatives et être force de proposition</text:p>
            <text:p text:style-name="Standard"/>
          </table:table-cell>
        </table:table-row>
        <table:table-row table:style-name="Tableau3.3">
          <table:table-cell table:style-name="Tableau3.A2" office:value-type="string">
            <text:p text:style-name="P29"><text:span text:style-name="T46">Parmi </text:span><text:span text:style-name="T50">les six qualités qui vous représentent le moins</text:span><text:span text:style-name="T49">,</text:span><text:span text:style-name="T46"> quelles sont </text:span><text:span text:style-name="T51">celles</text:span><text:span text:style-name="T46"> dont le manque peut présenter un handicap par rapport à votre projet professionnel </text:span><text:span text:style-name="T45">et</text:span><text:span text:style-name="T52"> </text:span><text:span text:style-name="T51">parmi </text:span><text:span text:style-name="T52">les reproches que l’on vous fait régulièrement, </text:span><text:span text:style-name="T51">y en a-t-il dont la présence peuvent poser problème </text:span><text:span text:style-name="T34">(</text:span><text:span text:style-name="T55">si vous avez cité plusieurs </text:span><text:span text:style-name="T57">projets </text:span><text:span text:style-name="T55">et que tous ne requièrent pas les mêmes qualités, donnez une réponse pour chaque projet</text:span><text:span text:style-name="T34">) ? Justifiez et envisagez </text:span><text:span text:style-name="T40">si possible</text:span><text:span text:style-name="T34"> des actions correctives.</text:span></text:p>
          </table:table-cell>
          <table:table-cell table:style-name="Tableau3.B2" office:value-type="string">
            <text:p text:style-name="P60"><text:span text:style-name="T68">Je pense que ce qui pourrait me poser problème serait le fait que je n’ai pas particulièrement un bon</text:span><text:span text:style-name="T63"> sens de la hiérarchie. </text:span><text:span text:style-name="T64">Je sais etre respectueuse envers mes supérieur mais cela me déplait. Cependant, je ne pense pas avoir envie d’évolué sur ce point puisque j’ai fait le choix délibérer de ne pas supporter les régimes de suppériorité. Je préfère un système d’égal a égal. Cela limitera mes choix pour un futur entreprise, en m’emmenant vers le freelance ou les petites entrerprises.</text:span></text:p>
            <text:p text:style-name="P60"><text:span text:style-name="T64"/></text:p>
            <text:p text:style-name="P59"><text:span text:style-name="T63">Je ne pense pas que les autres soient des qualités qui me manques, sauf peut être mon manque d’ambitions. Celui-ci n’est cependant pas causé par un manque de motivation mais plus par mon incapacité a formulé une ambition précise. J’aimerais beaucoup faire de grandes choses, mais je ne sais pas lesquelles. Je peux alors envisager d’essayer de travailler sur ca, et de trouver qqc de concret qui me motive.</text:span></text:p>
            <text:p text:style-name="P59"><text:span text:style-name="T63"/></text:p>
            <text:p text:style-name="P61"><text:span text:style-name="T63">Je devrais aussi essayer de travailler sur ma mauvaise fois, en me remettant plus facilement en question.</text:span></text:p>
          </table:table-cell>
        </table:table-row>
      </table:table>
      <text:p text:style-name="P38"/>
      <text:p text:style-name="P39">Je rappel ici que mon correcteur ortographique est toujours défaillant, je m’excuse d’avance me mon ortographe approxim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Normal" style:font-family-generic="swiss" style:font-pitch="variable"/>
    <style:font-face style:name="Helvetica Neue" svg:font-family="'Helvetica Neue', Helvetica, Arial, sans-serif"/>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ianne" svg:font-family="Marianne,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5909in"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8in" style:contextual-spacing="false" fo:line-height="10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in" fo:margin-right="0in" fo:margin-top="0in" fo:margin-bottom="0in" style:contextual-spacing="false" fo:text-align="center" style:justify-single-word="false" fo:text-indent="0in"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078in" style:contextual-spacing="false" fo:text-indent="0in"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0.3154in" fo:margin-bottom="0.0398in" style:contextual-spacing="false" fo:padding="0.0193in" fo:border="none"/>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0728in" fo:margin-right="0in" fo:margin-top="0.2752in" fo:margin-bottom="0.039in" style:contextual-spacing="false" fo:text-indent="0in"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457in" fo:margin-right="0in" fo:margin-top="0.1972in" fo:margin-bottom="0.039in" style:contextual-spacing="false" fo:text-indent="0in"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2189in" fo:margin-right="0in" fo:margin-top="0.1193in" fo:margin-bottom="0.0846in" style:contextual-spacing="false" fo:text-indent="0in"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in" fo:margin-right="0in" fo:margin-top="0in" fo:margin-bottom="0.1083in" style:contextual-spacing="false" fo:text-align="center" style:justify-single-word="false" fo:text-indent="0in"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2354in" fo:margin-right="0in" fo:margin-top="0in" fo:margin-bottom="0.078in" style:contextual-spacing="false" fo:text-indent="-0.2354in"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0398in" fo:margin-right="0.0398in" fo:text-align="start" style:justify-single-word="false" fo:text-indent="0in"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in" fo:margin-bottom="0in" style:contextual-spacing="false" fo:text-indent="0in" style:auto-text-indent="false">
        <style:tab-stops>
          <style:tab-stop style:position="7.0874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9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45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8in"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Header_20_and_20_Footer" style:class="extra" style:master-page-name="">
      <style:paragraph-properties fo:margin-left="0in" fo:margin-right="0in" fo:text-align="center" style:justify-single-word="false" fo:text-indent="0in" style:auto-text-indent="false" style:page-number="auto" text:number-lines="false" text:line-number="0">
        <style:tab-stops>
          <style:tab-stop style:position="3.5437in" style:type="center"/>
          <style:tab-stop style:position="7.0874in" style:type="right"/>
        </style:tab-stops>
      </style:paragraph-properties>
      <style:text-properties fo:font-size="10pt"/>
    </style:style>
    <style:style style:name="Figure" style:family="paragraph" style:parent-style-name="Caption" style:class="extra">
      <style:paragraph-properties fo:margin-left="0in" fo:margin-right="0in" fo:margin-top="0in" fo:margin-bottom="0in" style:contextual-spacing="false" fo:text-indent="0in" style:auto-text-indent="false"/>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b0" loext:opacity="100%"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0P0" style:volatile="true">
      <number:currency-symbol number:language="en" number:country="GB">£</number:currency-symbol>
      <number:number number:decimal-places="0" number:min-decimal-places="0" number:min-integer-digits="1" number:grouping="true"/>
    </number:currency-style>
    <number:currency-style style:name="N130">
      <number:text>-</number:text>
      <number:currency-symbol number:language="en" number:country="GB">£</number:currency-symbol>
      <number:number number:decimal-places="0" number:min-decimal-places="0" number:min-integer-digits="1" number:grouping="true"/>
      <style:map style:condition="value()&gt;=0" style:apply-style-name="N130P0"/>
    </number:currency-style>
    <number:currency-style style:name="N132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2">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2P0"/>
    </number:currency-style>
    <number:currency-style style:name="N134P0" style:volatile="true">
      <number:currency-symbol number:language="en" number:country="GB">£</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4P0"/>
    </number:currency-style>
    <number:currency-style style:name="N136P0" style:volatile="true">
      <number:currency-symbol number:language="en" number:country="GB">£</number:currency-symbol>
      <number:number number:decimal-places="2" number:min-decimal-places="0" number:decimal-replacement="--" number:min-integer-digits="1" number:grouping="true"/>
    </number:currency-style>
    <number:currency-style style:name="N136">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36P0"/>
    </number:currency-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number:text>
      <style:map style:condition="value()&gt;=0" style:apply-style-name="N138P0"/>
    </number:number-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2P0"/>
    </number:currency-style>
    <number:currency-style style:name="N143P0" style:volatile="true">
      <number:currency-symbol number:language="en" number:country="GB">£</number:currency-symbol>
      <number:number number:decimal-places="0" number:min-decimal-places="0" number:min-integer-digits="1" number:grouping="true"/>
    </number:currency-style>
    <number:currency-style style:name="N143">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3P0"/>
    </number:currency-style>
    <number:currency-style style:name="N144P0" style:volatile="true">
      <number:currency-symbol number:language="en" number:country="GB">£</number:currency-symbol>
      <number:number number:decimal-places="2" number:min-decimal-places="2" number:min-integer-digits="1" number:grouping="true"/>
    </number:currency-style>
    <number:currency-style style:name="N144">
      <number:text>-</number:text>
      <number:currency-symbol number:language="en" number:country="GB">£</number:currency-symbol>
      <number:number number:decimal-places="2" number:min-decimal-places="2" number:min-integer-digits="1" number:grouping="true"/>
      <style:map style:condition="value()&gt;=0" style:apply-style-name="N144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209in" style:distance-before-sep="0.0398in" style:distance-after-sep="0.0398in" style:line-style="solid" style:adjustment="left" style:rel-width="25%" style:color="#0000b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age-count>7</text:page-count></text:p>
      </style:footer>
    </style:master-page>
    <style:master-page style:name="Landscape" style:page-layout-name="Mpm2" draw:style-name="Mdp1">
      <style:footer>
        <text:p text:style-name="MP1"><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17:56:17.864448993</meta:creation-date>
    <dc:title>Cours</dc:title>
    <meta:editing-duration>PT10H41M4S</meta:editing-duration>
    <meta:editing-cycles>46</meta:editing-cycles>
    <meta:generator>LibreOffice/24.2.7.2$Linux_X86_64 LibreOffice_project/420$Build-2</meta:generator>
    <meta:initial-creator>Corinne Paterlini</meta:initial-creator>
    <dc:date>2025-02-12T11:55:12.699213346</dc:date>
    <meta:document-statistic meta:table-count="3" meta:image-count="1" meta:object-count="0" meta:page-count="7" meta:paragraph-count="232" meta:word-count="1601" meta:character-count="9360" meta:non-whitespace-character-count="7990"/>
    <meta:template xlink:type="simple" xlink:actuate="onRequest" xlink:title="Cours" xlink:href="../../../../../../../../.config/libreoffice/4/user/template/Cours.ott" meta:date="2024-09-22T17:56:17.077802973"/>
  </office:meta>
</office:document-meta>
</file>